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cm"/>
    </style:style>
    <style:style style:name="co1" style:family="table-column">
      <style:table-column-properties style:column-width="2.943cm" style:use-optimal-column-width="false"/>
    </style:style>
    <style:style style:name="co2" style:family="table-column">
      <style:table-column-properties style:column-width="2.695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4cm" style:use-optimal-column-width="false"/>
    </style:style>
    <style:style style:name="co5" style:family="table-column">
      <style:table-column-properties style:column-width="2.818cm" style:use-optimal-column-width="false"/>
    </style:style>
    <style:style style:name="ro1" style:family="table-row">
      <style:table-row-properties style:row-height="0.617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0.03pt solid #000000"/>
    </style:style>
    <style:style style:name="ce3" style:family="table-cell">
      <style:graphic-properties draw:fill="solid" draw:fill-color="#99ff66" style:repeat="repeat"/>
    </style:style>
    <style:style style:name="ce4" style:family="table-cell">
      <style:graphic-properties draw:fill="solid" draw:fill-color="#000000" style:repeat="repeat"/>
      <style:paragraph-properties fo:border-left="0.03pt solid #ffffff" fo:border-right="0.03pt solid #000000" fo:border-top="0.03pt solid #ffffff" fo:border-bottom="0.03pt solid #ffffff"/>
    </style:style>
    <style:style style:name="ce5" style:family="table-cell">
      <style:graphic-properties draw:fill="solid" draw:fill-color="#000000" style:repeat="repeat"/>
      <style:paragraph-properties fo:border="0.03pt solid #000000"/>
    </style:style>
    <style:style style:name="ce6" style:family="table-cell">
      <style:graphic-properties draw:fill="solid" draw:fill-color="#000000" style:repeat="repeat"/>
    </style:style>
    <style:style style:name="ce7" style:family="table-cell">
      <style:graphic-properties draw:fill="solid" draw:fill-color="#000000" style:repeat="repeat"/>
      <style:paragraph-properties fo:border-left="0.03pt solid #ffffff" fo:border-right="0.03pt solid #ffffff" fo:border-top="0.03pt solid #000000" fo:border-bottom="0.03pt solid #ffffff"/>
    </style:style>
    <style:style style:name="ce8" style:family="table-cell">
      <style:graphic-properties draw:fill="solid" draw:fill-color="#ffff99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27.215cm" svg:x="3.075cm" svg:y="2.1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 table:style-name="ce2">
                <text:p>fr_jap</text:p>
              </table:table-cell>
            </table:table-row>
            <table:table-row table:style-name="ro2" table:default-cell-style-name="ce1">
              <table:table-cell>
                <text:p>mp2F</text:p>
              </table:table-cell>
              <table:table-cell>
                <text:p>v</text:p>
              </table:table-cell>
              <table:table-cell table:style-name="ce3">
                <text:p>91</text:p>
              </table:table-cell>
              <table:table-cell table:style-name="ce4"/>
              <table:table-cell table:style-name="ce5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97</text:p>
              </table:table-cell>
              <table:table-cell table:style-name="ce6"/>
              <table:table-cell table:style-name="ce7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3">
                <text:p>93</text:p>
              </table:table-cell>
              <table:table-cell table:style-name="ce3">
                <text:p>93</text:p>
              </table:table-cell>
              <table:table-cell table:style-name="ce6"/>
            </table:table-row>
            <table:table-row table:style-name="ro2" table:default-cell-style-name="ce1">
              <table:table-cell>
                <text:p>mp2J</text:p>
              </table:table-cell>
              <table:table-cell>
                <text:p>v</text:p>
              </table:table-cell>
              <table:table-cell table:style-name="ce3">
                <text:p>92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97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3">
                <text:p>86</text:p>
              </table:table-cell>
              <table:table-cell table:style-name="ce3">
                <text:p>96</text:p>
              </table:table-cell>
              <table:table-cell table:style-name="ce6"/>
            </table:table-row>
            <table:table-row table:style-name="ro2" table:default-cell-style-name="ce1">
              <table:table-cell>
                <text:p>mp2FJ</text:p>
              </table:table-cell>
              <table:table-cell>
                <text:p>v</text:p>
              </table:table-cell>
              <table:table-cell table:style-name="ce3">
                <text:p>88</text:p>
              </table:table-cell>
              <table:table-cell table:style-name="ce6"/>
              <table:table-cell table:style-name="ce3">
                <text:p>98</text:p>
              </table:table-cell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93</text:p>
              </table:table-cell>
              <table:table-cell table:style-name="ce6"/>
              <table:table-cell table:style-name="ce3">
                <text:p>99</text:p>
              </table:table-cell>
            </table:table-row>
            <table:table-row table:style-name="ro2" table:default-cell-style-name="ce3">
              <table:table-cell table:style-name="ce1"/>
              <table:table-cell table:style-name="ce1">
                <text:p>R v</text:p>
              </table:table-cell>
              <table:table-cell>
                <text:p>87</text:p>
              </table:table-cell>
              <table:table-cell>
                <text:p>93</text:p>
              </table:table-cell>
              <table:table-cell>
                <text:p>99</text:p>
              </table:table-cell>
            </table:table-row>
            <table:table-row table:style-name="ro2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3">
                <text:p>86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93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3">
                <text:p>88</text:p>
              </table:table-cell>
              <table:table-cell table:style-name="ce3">
                <text:p>87</text:p>
              </table:table-cell>
              <table:table-cell table:style-name="ce6"/>
            </table:table-row>
            <table:table-row table:style-name="ro2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8">
                <text:p>79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86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3">
                <text:p>83</text:p>
              </table:table-cell>
              <table:table-cell table:style-name="ce3">
                <text:p>89</text:p>
              </table:table-cell>
              <table:table-cell table:style-name="ce6"/>
            </table:table-row>
            <table:table-row table:style-name="ro2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3">
                <text:p>80</text:p>
              </table:table-cell>
              <table:table-cell table:style-name="ce6"/>
              <table:table-cell table:style-name="ce3">
                <text:p>94</text:p>
              </table:table-cell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90</text:p>
              </table:table-cell>
              <table:table-cell table:style-name="ce6"/>
              <table:table-cell table:style-name="ce3">
                <text:p>100</text:p>
              </table:table-cell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8">
                <text:p>79</text:p>
              </table:table-cell>
              <table:table-cell table:style-name="ce3">
                <text:p>88</text:p>
              </table:table-cell>
              <table:table-cell table:style-name="ce3">
                <text:p>98</text:p>
              </table:table-cell>
            </table:table-row>
            <table:table-row table:style-name="ro2" table:default-cell-style-name="ce1">
              <table:table-cell>
                <text:p>conv2F</text:p>
              </table:table-cell>
              <table:table-cell>
                <text:p>v</text:p>
              </table:table-cell>
              <table:table-cell table:style-name="ce3">
                <text:p>85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96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3">
                <text:p>92</text:p>
              </table:table-cell>
              <table:table-cell table:style-name="ce3">
                <text:p>91</text:p>
              </table:table-cell>
              <table:table-cell table:style-name="ce6"/>
            </table:table-row>
            <table:table-row table:style-name="ro2" table:default-cell-style-name="ce1">
              <table:table-cell>
                <text:p>conv2J</text:p>
              </table:table-cell>
              <table:table-cell>
                <text:p>v</text:p>
              </table:table-cell>
              <table:table-cell table:style-name="ce3">
                <text:p>92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97</text:p>
              </table:table-cell>
              <table:table-cell table:style-name="ce6"/>
              <table:table-cell table:style-name="ce6"/>
            </table:table-row>
            <table:table-row table:style-name="ro2" table:default-cell-style-name="ce1">
              <table:table-cell/>
              <table:table-cell>
                <text:p>R v</text:p>
              </table:table-cell>
              <table:table-cell table:style-name="ce3">
                <text:p>90</text:p>
              </table:table-cell>
              <table:table-cell table:style-name="ce3">
                <text:p>96</text:p>
              </table:table-cell>
              <table:table-cell table:style-name="ce6"/>
            </table:table-row>
            <table:table-row table:style-name="ro2" table:default-cell-style-name="ce1">
              <table:table-cell>
                <text:p>conv2FJ</text:p>
              </table:table-cell>
              <table:table-cell>
                <text:p>v</text:p>
              </table:table-cell>
              <table:table-cell table:style-name="ce3">
                <text:p>92</text:p>
              </table:table-cell>
              <table:table-cell table:style-name="ce6"/>
              <table:table-cell table:style-name="ce3">
                <text:p>97.5</text:p>
              </table:table-cell>
            </table:table-row>
            <table:table-row table:style-name="ro2" table:default-cell-style-name="ce1">
              <table:table-cell/>
              <table:table-cell>
                <text:p>R</text:p>
              </table:table-cell>
              <table:table-cell table:style-name="ce3">
                <text:p>95</text:p>
              </table:table-cell>
              <table:table-cell table:style-name="ce6"/>
              <table:table-cell table:style-name="ce3">
                <text:p>99.6</text:p>
              </table:table-cell>
            </table:table-row>
            <table:table-row table:style-name="ro2" table:default-cell-style-name="ce3">
              <table:table-cell table:style-name="ce1"/>
              <table:table-cell table:style-name="ce1">
                <text:p>R v</text:p>
              </table:table-cell>
              <table:table-cell>
                <text:p>91</text:p>
              </table:table-cell>
              <table:table-cell>
                <text:p>93</text:p>
              </table:table-cell>
              <table:table-cell>
                <text:p>9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1cm" svg:height="1.95cm" svg:x="0cm" svg:y="0.25cm">
          <draw:text-box>
            <text:p text:style-name="P1"><text:span text:style-name="T1">Best scores got, by using all maps and by reducing the parameters dimension to the minimum dimension containing 80% of variabili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2T10:35:55.141857484</meta:creation-date>
    <dc:date>2016-03-03T14:35:52.567231128</dc:date>
    <dc:creator>guery </dc:creator>
    <meta:editing-duration>PT5H15M44S</meta:editing-duration>
    <meta:editing-cycles>22</meta:editing-cycles>
    <meta:generator>LibreOffice/4.2.8.2$Linux_X86_64 LibreOffice_project/420m0$Build-2</meta:generator>
    <meta:document-statistic meta:object-count="2"/>
  </office:meta>
</office:document-meta>
</file>